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b8f" officeooo:paragraph-rsid="00147b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b8f" officeooo:paragraph-rsid="00147b8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7a60f" officeooo:paragraph-rsid="0017a60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3f01d0" officeooo:paragraph-rsid="003f01d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66ede" officeooo:paragraph-rsid="00166ed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66ede" officeooo:paragraph-rsid="002104e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7a60f" officeooo:paragraph-rsid="0029822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a60f" officeooo:paragraph-rsid="002bacf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a60f" officeooo:paragraph-rsid="002cd26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a60f" officeooo:paragraph-rsid="002d4b0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a60f" officeooo:paragraph-rsid="002dd67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2b68" officeooo:paragraph-rsid="001d2b6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04eb" officeooo:paragraph-rsid="002104e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04eb" officeooo:paragraph-rsid="00236210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9c08" officeooo:paragraph-rsid="00229c0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3f8c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bacf9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dd673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a7bd2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52335" officeooo:paragraph-rsid="0025233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98223" officeooo:paragraph-rsid="0029822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dd673" officeooo:paragraph-rsid="002dd673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f01d0" officeooo:paragraph-rsid="003f01d0"/>
    </style:style>
    <style:style style:name="T1" style:family="text">
      <style:text-properties officeooo:rsid="00166ede"/>
    </style:style>
    <style:style style:name="T2" style:family="text">
      <style:text-properties officeooo:rsid="0017a60f"/>
    </style:style>
    <style:style style:name="T3" style:family="text">
      <style:text-properties officeooo:rsid="00195723"/>
    </style:style>
    <style:style style:name="T4" style:family="text">
      <style:text-properties officeooo:rsid="001e35f9"/>
    </style:style>
    <style:style style:name="T5" style:family="text">
      <style:text-properties officeooo:rsid="002104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8c8" style:font-weight-asian="bold" style:font-weight-complex="bold"/>
    </style:style>
    <style:style style:name="T8" style:family="text">
      <style:text-properties officeooo:rsid="00236210"/>
    </style:style>
    <style:style style:name="T9" style:family="text">
      <style:text-properties officeooo:rsid="00252335"/>
    </style:style>
    <style:style style:name="T10" style:family="text">
      <style:text-properties officeooo:rsid="0027b6a8"/>
    </style:style>
    <style:style style:name="T11" style:family="text">
      <style:text-properties officeooo:rsid="0028b0f3"/>
    </style:style>
    <style:style style:name="T12" style:family="text">
      <style:text-properties officeooo:rsid="002958b7"/>
    </style:style>
    <style:style style:name="T13" style:family="text">
      <style:text-properties officeooo:rsid="00298223"/>
    </style:style>
    <style:style style:name="T14" style:family="text">
      <style:text-properties officeooo:rsid="002bacf9"/>
    </style:style>
    <style:style style:name="T15" style:family="text">
      <style:text-properties officeooo:rsid="002cd26b"/>
    </style:style>
    <style:style style:name="T16" style:family="text">
      <style:text-properties officeooo:rsid="002d4b0a"/>
    </style:style>
    <style:style style:name="T17" style:family="text">
      <style:text-properties style:text-position="super 58%" officeooo:rsid="002d4b0a"/>
    </style:style>
    <style:style style:name="T18" style:family="text">
      <style:text-properties officeooo:rsid="002ebc4d"/>
    </style:style>
    <style:style style:name="T19" style:family="text">
      <style:text-properties officeooo:rsid="003028f4"/>
    </style:style>
    <style:style style:name="T20" style:family="text">
      <style:text-properties officeooo:rsid="0031421b"/>
    </style:style>
    <style:style style:name="T21" style:family="text">
      <style:text-properties officeooo:rsid="00320a43"/>
    </style:style>
    <style:style style:name="T22" style:family="text">
      <style:text-properties officeooo:rsid="00327e92"/>
    </style:style>
    <style:style style:name="T23" style:family="text">
      <style:text-properties officeooo:rsid="00331a60"/>
    </style:style>
    <style:style style:name="T24" style:family="text">
      <style:text-properties officeooo:rsid="00345654"/>
    </style:style>
    <style:style style:name="T25" style:family="text">
      <style:text-properties officeooo:rsid="00364f2e"/>
    </style:style>
    <style:style style:name="T26" style:family="text">
      <style:text-properties officeooo:rsid="00366797"/>
    </style:style>
    <style:style style:name="T27" style:family="text">
      <style:text-properties officeooo:rsid="0037e2a2"/>
    </style:style>
    <style:style style:name="T28" style:family="text">
      <style:text-properties officeooo:rsid="00397cc6"/>
    </style:style>
    <style:style style:name="T29" style:family="text">
      <style:text-properties officeooo:rsid="003a7bd2"/>
    </style:style>
    <style:style style:name="T30" style:family="text">
      <style:text-properties officeooo:rsid="003c62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REATE DYNAMIC SPECTRA AND DE-DISPERSED TIME SERIES (DTS)</text:p>
      <text:p text:style-name="P2">FROM BLINK PIPELINE IMAGES</text:p>
      <text:p text:style-name="P1">(last updated 2025-08-26)</text:p>
      <text:p text:style-name="P1"/>
      <text:list xml:id="list1257899233" text:style-name="L1">
        <text:list-item>
          <text:p text:style-name="P5">We assume that FITS files created by the blink pipeline are in the directory images/ and their names look like:</text:p>
          <text:list>
            <text:list-header>
              <text:p text:style-name="P5">start_time_<text:span text:style-name="T6">1508442485</text:span>_int_<text:span text:style-name="T6">00</text:span>_coarse_<text:span text:style-name="T6">109</text:span>_fine_ch<text:span text:style-name="T6">00</text:span>_image_real.fits<text:line-break/></text:p>
              <text:p text:style-name="P13">The meaning of the numbers in FITS file name as as follows:</text:p>
              <text:list>
                <text:list-item>
                  <text:p text:style-name="P6"><text:span text:style-name="T6">1508442485</text:span> - <text:span text:style-name="T5">unixtime second </text:span></text:p>
                </text:list-item>
                <text:list-item>
                  <text:p text:style-name="P13">int_<text:span text:style-name="T6">00</text:span> - 00 is the time integration within 1-second </text:p>
                </text:list-item>
                <text:list-item>
                  <text:p text:style-name="P15"><text:span text:style-name="T6">109 </text:span>- coarse channel</text:p>
                </text:list-item>
                <text:list-item>
                  <text:p text:style-name="P15">ch<text:span text:style-name="T6">00</text:span> - fine channel within coarse channel<text:line-break/></text:p>
                </text:list-item>
              </text:list>
            </text:list-header>
            <text:list-item>
              <text:p text:style-name="P14"><text:span text:style-name="T8">So in general FITS file names are :</text:span></text:p>
              <text:p text:style-name="P16"><text:span text:style-name="T1">start_time_</text:span><text:span text:style-name="T7">UNIXTIME</text:span><text:span text:style-name="T1">_int_</text:span><text:span text:style-name="T7">TIMESTEP</text:span><text:span text:style-name="T1">_coarse_</text:span><text:span text:style-name="T7">COARSECHANNEL</text:span><text:span text:style-name="T1">_fine_ch</text:span><text:span text:style-name="T7">FINECHANNEL</text:span><text:span text:style-name="T1">_image_real.fits</text:span></text:p>
            </text:list-item>
            <text:list-item>
              <text:p text:style-name="P14"><text:line-break/></text:p>
            </text:list-item>
          </text:list>
        </text:list-item>
        <text:list-item>
          <text:p text:style-name="P3">Commands <text:span text:style-name="T3">on Setonix</text:span> <text:span text:style-name="T9">to </text:span></text:p>
          <text:list>
            <text:list-item>
              <text:p text:style-name="P20">cd images/ # go to directory with the images <text:span text:style-name="T10">here images/</text:span></text:p>
            </text:list-item>
            <text:list-item>
              <text:p text:style-name="P12">salloc --mem 64g --time <text:span text:style-name="T4">0</text:span>2:00:00 --nodes=1 <text:span text:style-name="T11"># request interactive session on CPU node </text:span></text:p>
            </text:list-item>
            <text:list-item>
              <text:p text:style-name="P12">module load frb-search/main <text:span text:style-name="T12"># load relevant module <text:line-break/></text:span></text:p>
            </text:list-item>
            <text:list-item>
              <text:p text:style-name="P21">Execute create_dynaspec program with the following parameters :</text:p>
              <text:p text:style-name="P7"><text:line-break/>create_dynaspec -p "(377,896)" -o 1192477696 -S 1508442485 -f start_time_%d_int_%02d_coarse_%03d_fine_ch%02d_image_real.fits -v 10 -N 10 -X 0.02 -I 1 -C 109 -T ./ -t 500 -d dynamic_spectrum -P &gt; <text:span text:style-name="T13">outout 2&gt;&amp;1</text:span></text:p>
              <text:p text:style-name="P7"/>
            </text:list-item>
            <text:list-item>
              <text:p text:style-name="P8"><text:span text:style-name="T14">where :</text:span></text:p>
              <text:list>
                <text:list-item>
                  <text:p text:style-name="P9">-p "(377,896) : <text:span text:style-name="T14">specifies which pixel to create dynamic spectrum for</text:span></text:p>
                </text:list-item>
                <text:list-item>
                  <text:p text:style-name="P10">-o 1192477696 : <text:span text:style-name="T15">observation ID (obsID)</text:span></text:p>
                </text:list-item>
                <text:list-item>
                  <text:p text:style-name="P11">-S 1508442485 : <text:span text:style-name="T16">first second from where to create dynamic spectrum (here 1</text:span><text:span text:style-name="T17">st</text:span><text:span text:style-name="T16"> second of the observation)</text:span></text:p>
                </text:list-item>
                <text:list-item>
                  <text:p text:style-name="P11">-f start_time_%d_int_%02d_coarse_%03d_fine_ch%02d_image_real.fits <text:s/>:</text:p>
                  <text:list>
                    <text:list-header>
                      <text:p text:style-name="P22">template for the FITS files names as explained above</text:p>
                    </text:list-header>
                  </text:list>
                </text:list-item>
                <text:list-item>
                  <text:p text:style-name="P11">-<text:span text:style-name="T18">v 10 : high level of verbosity / debugging (set to 0 to make the program less “talkative”)</text:span></text:p>
                </text:list-item>
                <text:list-item>
                  <text:p text:style-name="P18"><text:span text:style-name="T2">-</text:span><text:span text:style-name="T19">N 10 : number of fine channels per coarse channel (here for processing 120 kHz images -&gt; 10 fine channels per coarse channel of 1.28 MHz)</text:span></text:p>
                </text:list-item>
                <text:list-item>
                  <text:p text:style-name="P18">-<text:span text:style-name="T20">X 0.02 : time resolution of images in seconds</text:span></text:p>
                </text:list-item>
                <text:list-item>
                  <text:p text:style-name="P18">-<text:span text:style-name="T21">I 1 : </text:span><text:span text:style-name="T23">images from the </text:span><text:span text:style-name="T22">MWA telescope</text:span></text:p>
                </text:list-item>
                <text:list-item>
                  <text:p text:style-name="P18">-<text:span text:style-name="T24">C 109 : first coarse channel</text:span></text:p>
                </text:list-item>
                <text:list-item>
                  <text:p text:style-name="P18">-<text:span text:style-name="T25">T ./ : </text:span><text:span text:style-name="T26">not important </text:span></text:p>
                </text:list-item>
                <text:list-item>
                  <text:p text:style-name="P19">-<text:span text:style-name="T27">t 500 : total number of timesteps, </text:span><text:span text:style-name="T28">which is the total size of the dynamic spectrum (i.e. number of seconds * number of images per second). Here 50 images/second * 10 seconds = 500</text:span></text:p>
                </text:list-item>
                <text:list-item>
                  <text:p text:style-name="P19"><text:span text:style-name="T2">-d dynamic_spectrum/ : </text:span><text:span text:style-name="T29">name of output directory</text:span></text:p>
                </text:list-item>
                <text:list-item>
                  <text:p text:style-name="P19">-<text:span text:style-name="T30">P : specifies that these are images from BLINK pipeline </text:span></text:p>
                </text:list-item>
              </text:list>
              <text:p text:style-name="P17"><text:span text:style-name="T2"><text:line-break/></text:span></text:p>
            </text:list-item>
          </text:list>
        </text:list-item>
        <text:list-item>
          <text:p text:style-name="P4"><text:soft-page-break/>Example bash script is provided in :</text:p>
          <text:list>
            <text:list-item>
              <text:p text:style-name="P23">frb_search/scripts/dynamic_spectra/blink_dynamic_spectrum.sh</text:p>
            </text:list-item>
            <text:list-item>
              <text:p text:style-name="P23"/>
            </text:list-item>
          </text:list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08:59:35.202176575</meta:creation-date>
    <dc:date>2025-08-26T09:21:49.811822133</dc:date>
    <meta:editing-duration>PT21M53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74" meta:character-count="2221" meta:non-whitespace-character-count="1908"/>
  </office:meta>
</office:document-meta>
</file>